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31.2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TU</text:p>
          </table:table-cell>
          <table:table-cell office:value-type="float" office:value="-0.00787831688579">
            <text:p>-0,0078783169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/>
        </table:table-row>
        <table:table-row table:style-name="ro1">
          <table:table-cell office:value-type="string">
            <text:p>GCL</text:p>
          </table:table-cell>
          <table:table-cell office:value-type="float" office:value="-0.0812448963335">
            <text:p>-0,0812448963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/>
        </table:table-row>
        <table:table-row table:style-name="ro1">
          <table:table-cell office:value-type="string">
            <text:p>YCM</text:p>
          </table:table-cell>
          <table:table-cell office:value-type="float" office:value="-0.00219793598989">
            <text:p>-0,002197936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/>
        </table:table-row>
        <table:table-row table:style-name="ro1">
          <table:table-cell office:value-type="string">
            <text:p>MCB</text:p>
          </table:table-cell>
          <table:table-cell office:value-type="float" office:value="-0.0402810563805">
            <text:p>-0,0402810564</text:p>
          </table:table-cell>
          <table:table-cell office:value-type="date" office:date-value="2016-11-08">
            <text:p>2016-11-08</text:p>
          </table:table-cell>
          <table:table-cell office:value-type="string">
            <text:p>11:20:55</text:p>
          </table:table-cell>
          <table:table-cell office:value-type="string">
            <text:p>McCoy Global, Inc. :MCB-CA: Earnings Analysis: Q3, 2016 By the Numbers : November 8, 2016</text:p>
          </table:table-cell>
          <table:table-cell/>
        </table:table-row>
        <table:table-row table:style-name="ro1">
          <table:table-cell office:value-type="string">
            <text:p>EOX</text:p>
          </table:table-cell>
          <table:table-cell office:value-type="float" office:value="-0.150401081649">
            <text:p>-0,1504010816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/>
        </table:table-row>
        <table:table-row table:style-name="ro1">
          <table:table-cell office:value-type="string">
            <text:p>APS</text:p>
          </table:table-cell>
          <table:table-cell office:value-type="float" office:value="-0.0402213485813">
            <text:p>-0,0402213486</text:p>
          </table:table-cell>
          <table:table-cell office:value-type="date" office:date-value="2016-11-14">
            <text:p>2016-11-14</text:p>
          </table:table-cell>
          <table:table-cell office:value-type="string">
            <text:p>19:51:47</text:p>
          </table:table-cell>
          <table:table-cell office:value-type="string">
            <text:p>Aptose Biosciences reports 3Q loss</text:p>
          </table:table-cell>
          <table:table-cell/>
        </table:table-row>
        <table:table-row table:style-name="ro1">
          <table:table-cell office:value-type="string">
            <text:p>DRT</text:p>
          </table:table-cell>
          <table:table-cell office:value-type="float" office:value="-0.00968270260099">
            <text:p>-0,0096827026</text:p>
          </table:table-cell>
          <table:table-cell office:value-type="date" office:date-value="2016-11-22">
            <text:p>2016-11-22</text:p>
          </table:table-cell>
          <table:table-cell office:value-type="string">
            <text:p>11:15:46</text:p>
          </table:table-cell>
          <table:table-cell office:value-type="string">
            <text:p>DIRTT Environmental Solutions Ltd. :DRT-CA: Earnings Analysis: Q3, 2016 By the Numbers : November 22, 2016</text:p>
          </table:table-cell>
          <table:table-cell/>
        </table:table-row>
        <table:table-row table:style-name="ro1">
          <table:table-cell office:value-type="string">
            <text:p>ECN</text:p>
          </table:table-cell>
          <table:table-cell office:value-type="float" office:value="-0.0304364668804">
            <text:p>-0,0304364669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/>
        </table:table-row>
        <table:table-row table:style-name="ro1">
          <table:table-cell office:value-type="string">
            <text:p>TMB</text:p>
          </table:table-cell>
          <table:table-cell office:value-type="float" office:value="0.0215728870893">
            <text:p>0,0215728871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/>
        </table:table-row>
        <table:table-row table:style-name="ro1">
          <table:table-cell office:value-type="string">
            <text:p>GEO</text:p>
          </table:table-cell>
          <table:table-cell office:value-type="float" office:value="-0.0583711943545">
            <text:p>-0,0583711944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/>
        </table:table-row>
        <table:table-row table:style-name="ro1">
          <table:table-cell office:value-type="string">
            <text:p>VFF</text:p>
          </table:table-cell>
          <table:table-cell office:value-type="float" office:value="-0.0502203890129">
            <text:p>-0,050220389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/>
        </table:table-row>
        <table:table-row table:style-name="ro1">
          <table:table-cell office:value-type="string">
            <text:p>IFP</text:p>
          </table:table-cell>
          <table:table-cell office:value-type="float" office:value="-0.0697776329065">
            <text:p>-0,0697776329</text:p>
          </table:table-cell>
          <table:table-cell office:value-type="date" office:date-value="2016-12-01">
            <text:p>2016-12-01</text:p>
          </table:table-cell>
          <table:table-cell office:value-type="string">
            <text:p>08:29:04</text:p>
          </table:table-cell>
          <table:table-cell office:value-type="string">
            <text:p>Research Reports Initiated on Basic Materials Stocks Western Forest Products, Stella Jones Interfor, and Cascades</text:p>
          </table:table-cell>
          <table:table-cell/>
        </table:table-row>
        <table:table-row table:style-name="ro1">
          <table:table-cell office:value-type="string">
            <text:p>TR</text:p>
          </table:table-cell>
          <table:table-cell office:value-type="float" office:value="0.645857747651">
            <text:p>0,6458577477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/>
        </table:table-row>
        <table:table-row table:style-name="ro1">
          <table:table-cell office:value-type="string">
            <text:p>SMT</text:p>
          </table:table-cell>
          <table:table-cell office:value-type="float" office:value="-0.0704180298914">
            <text:p>-0,0704180299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/>
        </table:table-row>
        <table:table-row table:style-name="ro1">
          <table:table-cell office:value-type="string">
            <text:p>SFD</text:p>
          </table:table-cell>
          <table:table-cell office:value-type="float" office:value="-0.0495918981404">
            <text:p>-0,0495918981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/>
        </table:table-row>
        <table:table-row table:style-name="ro1">
          <table:table-cell office:value-type="string">
            <text:p>EPI</text:p>
          </table:table-cell>
          <table:table-cell office:value-type="float" office:value="-0.0357497308697">
            <text:p>-0,0357497309</text:p>
          </table:table-cell>
          <table:table-cell office:value-type="date" office:date-value="2016-12-14">
            <text:p>2016-12-14</text:p>
          </table:table-cell>
          <table:table-cell office:value-type="string">
            <text:p>08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  <table:table-cell/>
        </table:table-row>
        <table:table-row table:style-name="ro1">
          <table:table-cell office:value-type="string">
            <text:p>PNT</text:p>
          </table:table-cell>
          <table:table-cell office:value-type="float" office:value="0.329501801957">
            <text:p>0,329501802</text:p>
          </table:table-cell>
          <table:table-cell office:value-type="date" office:date-value="2016-12-14">
            <text:p>2016-12-14</text:p>
          </table:table-cell>
          <table:table-cell office:value-type="string">
            <text:p>13:09:19</text:p>
          </table:table-cell>
          <table:table-cell office:value-type="string">
            <text:p>Should You Buy CPI Card Group Inc (PMTS)?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float" office:value="0.0193483622309">
            <text:p>0,0193483622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/>
        </table:table-row>
        <table:table-row table:style-name="ro1">
          <table:table-cell office:value-type="string">
            <text:p>RIC</text:p>
          </table:table-cell>
          <table:table-cell office:value-type="float" office:value="-0.389795005082">
            <text:p>-0,3897950051</text:p>
          </table:table-cell>
          <table:table-cell office:value-type="date" office:date-value="2016-12-19">
            <text:p>2016-12-19</text:p>
          </table:table-cell>
          <table:table-cell office:value-type="string">
            <text:p>06:41:12</text:p>
          </table:table-cell>
          <table:table-cell office:value-type="string">
            <text:p>Island Gold Mine Receives Permit Amendments to an Average of 1,100 Tonnes per Day</text:p>
          </table:table-cell>
          <table:table-cell/>
        </table:table-row>
        <table:table-row table:style-name="ro1">
          <table:table-cell office:value-type="string">
            <text:p>GAS</text:p>
          </table:table-cell>
          <table:table-cell office:value-type="float" office:value="-0.00023198960195">
            <text:p>-0,0002319896</text:p>
          </table:table-cell>
          <table:table-cell office:value-type="date" office:date-value="2016-12-19">
            <text:p>2016-12-19</text:p>
          </table:table-cell>
          <table:table-cell office:value-type="string">
            <text:p>19:02:00</text:p>
          </table:table-cell>
          <table:table-cell office:value-type="string">
            <text:p>Auspice Capital Advisors Announces Estimated 2016 Non-Cash Distribution for GAS</text:p>
          </table:table-cell>
          <table:table-cell/>
        </table:table-row>
        <table:table-row table:style-name="ro1">
          <table:table-cell office:value-type="string">
            <text:p>BNS</text:p>
          </table:table-cell>
          <table:table-cell office:value-type="float" office:value="-0.370046709493">
            <text:p>-0,3700467095</text:p>
          </table:table-cell>
          <table:table-cell office:value-type="date" office:date-value="2016-12-20">
            <text:p>2016-12-20</text:p>
          </table:table-cell>
          <table:table-cell office:value-type="string">
            <text:p>13:02:07</text:p>
          </table:table-cell>
          <table:table-cell office:value-type="string">
            <text:p>A happy holiday for commodity producers: Scotiabank</text:p>
          </table:table-cell>
          <table:table-cell/>
        </table:table-row>
        <table:table-row table:style-name="ro1">
          <table:table-cell office:value-type="string">
            <text:p>SPB</text:p>
          </table:table-cell>
          <table:table-cell office:value-type="float" office:value="0.0101453826445">
            <text:p>0,0101453826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Utilities Stocks Superior Plus, Valener, Hydro One, and Crius Energy Trust</text:p>
          </table:table-cell>
          <table:table-cell/>
        </table:table-row>
        <table:table-row table:style-name="ro1">
          <table:table-cell office:value-type="string">
            <text:p>ITC</text:p>
          </table:table-cell>
          <table:table-cell office:value-type="float" office:value="0.130548232429">
            <text:p>0,1305482324</text:p>
          </table:table-cell>
          <table:table-cell office:value-type="date" office:date-value="2016-12-20">
            <text:p>2016-12-20</text:p>
          </table:table-cell>
          <table:table-cell office:value-type="string">
            <text:p>16:00:00</text:p>
          </table:table-cell>
          <table:table-cell office:value-type="string">
            <text:p>Intrinsyc Announces Two New Clients Launching Commercial Products Powered by Intrinsyc's Open-Q(TM) 410 System On Module ("SOM") and Two Product Development Services Agreements</text:p>
          </table:table-cell>
          <table:table-cell/>
        </table:table-row>
        <table:table-row table:style-name="ro1">
          <table:table-cell office:value-type="string">
            <text:p>POT</text:p>
          </table:table-cell>
          <table:table-cell office:value-type="float" office:value="0.150296711194">
            <text:p>0,1502967112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  <table:table-cell/>
        </table:table-row>
        <table:table-row table:style-name="ro1">
          <table:table-cell office:value-type="string">
            <text:p>SAP</text:p>
          </table:table-cell>
          <table:table-cell office:value-type="float" office:value="0.277895029748">
            <text:p>0,2778950297</text:p>
          </table:table-cell>
          <table:table-cell office:value-type="date" office:date-value="2016-12-20">
            <text:p>2016-12-20</text:p>
          </table:table-cell>
          <table:table-cell office:value-type="string">
            <text:p>10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  <table:table-cell/>
        </table:table-row>
        <table:table-row table:style-name="ro1">
          <table:table-cell office:value-type="string">
            <text:p>RKN</text:p>
          </table:table-cell>
          <table:table-cell office:value-type="float" office:value="-0.210112243248">
            <text:p>-0,2101122432</text:p>
          </table:table-cell>
          <table:table-cell office:value-type="date" office:date-value="2016-12-21">
            <text:p>2016-12-21</text:p>
          </table:table-cell>
          <table:table-cell office:value-type="string">
            <text:p>11:12:16</text:p>
          </table:table-cell>
          <table:table-cell office:value-type="string">
            <text:p>Constellation Software Announces Termination of Redknee Investment</text:p>
          </table:table-cell>
          <table:table-cell/>
        </table:table-row>
        <table:table-row table:style-name="ro1">
          <table:table-cell office:value-type="string">
            <text:p>NDM</text:p>
          </table:table-cell>
          <table:table-cell office:value-type="float" office:value="-0.0510318050483">
            <text:p>-0,051031805</text:p>
          </table:table-cell>
          <table:table-cell office:value-type="date" office:date-value="2016-12-21">
            <text:p>2016-12-21</text:p>
          </table:table-cell>
          <table:table-cell office:value-type="string">
            <text:p>15:32:57</text:p>
          </table:table-cell>
          <table:table-cell office:value-type="string">
            <text:p>Trump win ignites hope for stalled Alaska copper, gold mine</text:p>
          </table:table-cell>
          <table:table-cell/>
        </table:table-row>
        <table:table-row table:style-name="ro1">
          <table:table-cell office:value-type="string">
            <text:p>TD</text:p>
          </table:table-cell>
          <table:table-cell office:value-type="float" office:value="-0.0405219622855">
            <text:p>-0,0405219623</text:p>
          </table:table-cell>
          <table:table-cell office:value-type="date" office:date-value="2016-12-21">
            <text:p>2016-12-21</text:p>
          </table:table-cell>
          <table:table-cell office:value-type="string">
            <text:p>11:00:00</text:p>
          </table:table-cell>
          <table:table-cell office:value-type="string">
            <text:p>TD Charitable Foundation Donates $805,000 to Food Pantries from Maine to Florida</text:p>
          </table:table-cell>
          <table:table-cell/>
        </table:table-row>
        <table:table-row table:style-name="ro1">
          <table:table-cell office:value-type="string">
            <text:p>BTO</text:p>
          </table:table-cell>
          <table:table-cell office:value-type="float" office:value="0.0236928937086">
            <text:p>0,0236928937</text:p>
          </table:table-cell>
          <table:table-cell office:value-type="date" office:date-value="2016-12-21">
            <text:p>2016-12-21</text:p>
          </table:table-cell>
          <table:table-cell office:value-type="string">
            <text:p>15:52:07</text:p>
          </table:table-cell>
          <table:table-cell office:value-type="string">
            <text:p>B2Gold Acquires an Additional 23,450,000 Common Shares of Calibre Mining Corp.</text:p>
          </table:table-cell>
          <table:table-cell/>
        </table:table-row>
        <table:table-row table:style-name="ro1">
          <table:table-cell office:value-type="string">
            <text:p>TRP</text:p>
          </table:table-cell>
          <table:table-cell office:value-type="float" office:value="0.470259838971">
            <text:p>0,470259839</text:p>
          </table:table-cell>
          <table:table-cell office:value-type="date" office:date-value="2016-12-21">
            <text:p>2016-12-21</text:p>
          </table:table-cell>
          <table:table-cell office:value-type="string">
            <text:p>17:27:25</text:p>
          </table:table-cell>
          <table:table-cell office:value-type="string">
            <text:p>Canada's Trudeau says Trump very supportive of Keystone XL pipeline</text:p>
          </table:table-cell>
          <table:table-cell/>
        </table:table-row>
        <table:table-row table:style-name="ro1">
          <table:table-cell office:value-type="string">
            <text:p>AQN</text:p>
          </table:table-cell>
          <table:table-cell office:value-type="float" office:value="-0.119786162922">
            <text:p>-0,1197861629</text:p>
          </table:table-cell>
          <table:table-cell office:value-type="date" office:date-value="2016-12-22">
            <text:p>2016-12-22</text:p>
          </table:table-cell>
          <table:table-cell office:value-type="string">
            <text:p>15:38:04</text:p>
          </table:table-cell>
          <table:table-cell office:value-type="string">
            <text:p>Algonquin Power &amp; Utilities Corp. and The Empire District Electric Company Announce Kansas Corporation Commission Authorization of Merger Transaction</text:p>
          </table:table-cell>
          <table:table-cell/>
        </table:table-row>
        <table:table-row table:style-name="ro1">
          <table:table-cell office:value-type="string">
            <text:p>BYL</text:p>
          </table:table-cell>
          <table:table-cell office:value-type="float" office:value="-0.0704600738033">
            <text:p>-0,0704600738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/>
        </table:table-row>
        <table:table-row table:style-name="ro1">
          <table:table-cell office:value-type="string">
            <text:p>NA</text:p>
          </table:table-cell>
          <table:table-cell office:value-type="float" office:value="0.0507566898996">
            <text:p>0,0507566899</text:p>
          </table:table-cell>
          <table:table-cell office:value-type="date" office:date-value="2016-12-22">
            <text:p>2016-12-22</text:p>
          </table:table-cell>
          <table:table-cell office:value-type="string">
            <text:p>10:17:41</text:p>
          </table:table-cell>
          <table:table-cell office:value-type="string">
            <text:p>National Bank of Canada : NA-CA: Dividend Analysis : December 28th, 2016 (record date) : By the numbers : December 22, 2016</text:p>
          </table:table-cell>
          <table:table-cell/>
        </table:table-row>
        <table:table-row table:style-name="ro1">
          <table:table-cell office:value-type="string">
            <text:p>XCT</text:p>
          </table:table-cell>
          <table:table-cell office:value-type="float" office:value="0.0699221532897">
            <text:p>0,0699221533</text:p>
          </table:table-cell>
          <table:table-cell office:value-type="date" office:date-value="2016-12-22">
            <text:p>2016-12-22</text:p>
          </table:table-cell>
          <table:table-cell office:value-type="string">
            <text:p>07:00:00</text:p>
          </table:table-cell>
          <table:table-cell office:value-type="string">
            <text:p>exactEarth Awarded £1.1M Project from UK Space Agency for Small Vessel Tracking</text:p>
          </table:table-cell>
          <table:table-cell/>
        </table:table-row>
        <table:table-row table:style-name="ro1">
          <table:table-cell office:value-type="string">
            <text:p>BBD.B</text:p>
          </table:table-cell>
          <table:table-cell office:value-type="float" office:value="0.0700136999212">
            <text:p>0,0700136999</text:p>
          </table:table-cell>
          <table:table-cell office:value-type="date" office:date-value="2016-12-22">
            <text:p>2016-12-22</text:p>
          </table:table-cell>
          <table:table-cell office:value-type="string">
            <text:p>13:38:05</text:p>
          </table:table-cell>
          <table:table-cell office:value-type="string">
            <text:p>Setting the Record Straight</text:p>
          </table:table-cell>
          <table:table-cell/>
        </table:table-row>
        <table:table-row table:style-name="ro1">
          <table:table-cell office:value-type="string">
            <text:p>BCE</text:p>
          </table:table-cell>
          <table:table-cell office:value-type="float" office:value="0.481159925327">
            <text:p>0,4811599253</text:p>
          </table:table-cell>
          <table:table-cell office:value-type="date" office:date-value="2016-12-22">
            <text:p>2016-12-22</text:p>
          </table:table-cell>
          <table:table-cell office:value-type="string">
            <text:p>08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  <table:table-cell/>
        </table:table-row>
        <table:table-row table:style-name="ro1">
          <table:table-cell office:value-type="string">
            <text:p>MBA</text:p>
          </table:table-cell>
          <table:table-cell office:value-type="float" office:value="0.000331987798126">
            <text:p>0,0003319878</text:p>
          </table:table-cell>
          <table:table-cell office:value-type="date" office:date-value="2016-12-23">
            <text:p>2016-12-23</text:p>
          </table:table-cell>
          <table:table-cell office:value-type="string">
            <text:p>08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/>
        </table:table-row>
        <table:table-row table:style-name="ro1">
          <table:table-cell office:value-type="string">
            <text:p>POW</text:p>
          </table:table-cell>
          <table:table-cell office:value-type="float" office:value="0.100173958878">
            <text:p>0,1001739589</text:p>
          </table:table-cell>
          <table:table-cell office:value-type="date" office:date-value="2016-12-23">
            <text:p>2016-12-23</text:p>
          </table:table-cell>
          <table:table-cell office:value-type="string">
            <text:p>09:59:31</text:p>
          </table:table-cell>
          <table:table-cell office:value-type="string">
            <text:p>EU mergers and takeovers (Dec 23)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.167769795668">
            <text:p>0,1677697957</text:p>
          </table:table-cell>
          <table:table-cell office:value-type="date" office:date-value="2016-12-23">
            <text:p>2016-12-23</text:p>
          </table:table-cell>
          <table:table-cell office:value-type="string">
            <text:p>12:08:05</text:p>
          </table:table-cell>
          <table:table-cell office:value-type="string">
            <text:p>New collective agreement between TELUS and the SQET ratified</text:p>
          </table:table-cell>
          <table:table-cell/>
        </table:table-row>
        <table:table-row table:style-name="ro1">
          <table:table-cell office:value-type="string">
            <text:p>NVC</text:p>
          </table:table-cell>
          <table:table-cell office:value-type="float" office:value="0.38054170585">
            <text:p>0,3805417059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/>
        </table:table-row>
        <table:table-row table:style-name="ro1">
          <table:table-cell office:value-type="string">
            <text:p>RFP</text:p>
          </table:table-cell>
          <table:table-cell office:value-type="float" office:value="0.649845128959">
            <text:p>0,649845129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/>
        </table:table-row>
        <table:table-row table:style-name="ro1">
          <table:table-cell office:value-type="string">
            <text:p>XTC</text:p>
          </table:table-cell>
          <table:table-cell office:value-type="float" office:value="-0.110538709835">
            <text:p>-0,1105387098</text:p>
          </table:table-cell>
          <table:table-cell office:value-type="date" office:date-value="2016-12-26">
            <text:p>2016-12-26</text:p>
          </table:table-cell>
          <table:table-cell office:value-type="string">
            <text:p>08:16:17</text:p>
          </table:table-cell>
          <table:table-cell office:value-type="string">
            <text:p>Exco Technologies Ltd. breached its 50 day moving average in a Bullish Manner : XTC-CA : December 26, 2016</text:p>
          </table:table-cell>
          <table:table-cell/>
        </table:table-row>
        <table:table-row table:style-name="ro1">
          <table:table-cell office:value-type="string">
            <text:p>BTE</text:p>
          </table:table-cell>
          <table:table-cell office:value-type="float" office:value="-0.408584766802">
            <text:p>-0,4085847668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/>
        </table:table-row>
        <table:table-row table:style-name="ro1">
          <table:table-cell office:value-type="string">
            <text:p>PLS</text:p>
          </table:table-cell>
          <table:table-cell office:value-type="float" office:value="-0.0184331978857">
            <text:p>-0,0184331979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  <table:table-cell/>
        </table:table-row>
        <table:table-row table:style-name="ro1">
          <table:table-cell office:value-type="string">
            <text:p>TCN</text:p>
          </table:table-cell>
          <table:table-cell office:value-type="float" office:value="-0.0162264176326">
            <text:p>-0,0162264176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Financials Stocks CI Financial, IGM Financial, and Tricon Capital Group</text:p>
          </table:table-cell>
          <table:table-cell/>
        </table:table-row>
        <table:table-row table:style-name="ro1">
          <table:table-cell office:value-type="string">
            <text:p>LB</text:p>
          </table:table-cell>
          <table:table-cell office:value-type="float" office:value="0.258896891304">
            <text:p>0,2588968913</text:p>
          </table:table-cell>
          <table:table-cell office:value-type="date" office:date-value="2016-12-27">
            <text:p>2016-12-27</text:p>
          </table:table-cell>
          <table:table-cell office:value-type="string">
            <text:p>13:17:57</text:p>
          </table:table-cell>
          <table:table-cell office:value-type="string">
            <text:p>ETFs with exposure to Laurentian Bank of Canada : December 27, 2016</text:p>
          </table:table-cell>
          <table:table-cell/>
        </table:table-row>
        <table:table-row table:style-name="ro1">
          <table:table-cell office:value-type="string">
            <text:p>CNR</text:p>
          </table:table-cell>
          <table:table-cell office:value-type="float" office:value="0.266291449262">
            <text:p>0,2662914493</text:p>
          </table:table-cell>
          <table:table-cell office:value-type="date" office:date-value="2016-12-27">
            <text:p>2016-12-27</text:p>
          </table:table-cell>
          <table:table-cell office:value-type="string">
            <text:p>09:06:11</text:p>
          </table:table-cell>
          <table:table-cell office:value-type="string">
            <text:p>Fall in Coal Volumes Pulls down Canadian National’s Carloads</text:p>
          </table:table-cell>
          <table:table-cell/>
        </table:table-row>
        <table:table-row table:style-name="ro1">
          <table:table-cell office:value-type="string">
            <text:p>MFC</text:p>
          </table:table-cell>
          <table:table-cell office:value-type="float" office:value="-0.600518961171">
            <text:p>-0,6005189612</text:p>
          </table:table-cell>
          <table:table-cell office:value-type="date" office:date-value="2016-12-28">
            <text:p>2016-12-28</text:p>
          </table:table-cell>
          <table:table-cell office:value-type="string">
            <text:p>08:00:00</text:p>
          </table:table-cell>
          <table:table-cell office:value-type="string">
            <text:p>Manulife Asset Management Concludes Another Successful Year</text:p>
          </table:table-cell>
          <table:table-cell/>
        </table:table-row>
        <table:table-row table:style-name="ro1">
          <table:table-cell office:value-type="string">
            <text:p>ELD</text:p>
          </table:table-cell>
          <table:table-cell office:value-type="float" office:value="-0.259299533489">
            <text:p>-0,2592995335</text:p>
          </table:table-cell>
          <table:table-cell office:value-type="date" office:date-value="2016-12-28">
            <text:p>2016-12-28</text:p>
          </table:table-cell>
          <table:table-cell office:value-type="string">
            <text:p>17:05:55</text:p>
          </table:table-cell>
          <table:table-cell office:value-type="string">
            <text:p>Are Intermediate Gold Miners Focusing on Attractive Areas?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-0.166878311817">
            <text:p>-0,1668783118</text:p>
          </table:table-cell>
          <table:table-cell office:value-type="date" office:date-value="2016-12-28">
            <text:p>2016-12-28</text:p>
          </table:table-cell>
          <table:table-cell office:value-type="string">
            <text:p>17:35:37</text:p>
          </table:table-cell>
          <table:table-cell office:value-type="string">
            <text:p>The Correlations of Mining Stocks in 2016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YRI</text:p>
          </table:table-cell>
          <table:table-cell office:value-type="float" office:value="-0.155924697299">
            <text:p>-0,1559246973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/>
        </table:table-row>
        <table:table-row table:style-name="ro1">
          <table:table-cell office:value-type="string">
            <text:p>ECA</text:p>
          </table:table-cell>
          <table:table-cell office:value-type="float" office:value="-0.150753264982">
            <text:p>-0,150753265</text:p>
          </table:table-cell>
          <table:table-cell office:value-type="date" office:date-value="2016-12-28">
            <text:p>2016-12-28</text:p>
          </table:table-cell>
          <table:table-cell office:value-type="string">
            <text:p>09:22:26</text:p>
          </table:table-cell>
          <table:table-cell office:value-type="string">
            <text:p>How traders are playing rally in energy</text:p>
          </table:table-cell>
          <table:table-cell/>
        </table:table-row>
        <table:table-row table:style-name="ro1">
          <table:table-cell office:value-type="string">
            <text:p>RY</text:p>
          </table:table-cell>
          <table:table-cell office:value-type="float" office:value="-0.142349035938">
            <text:p>-0,1423490359</text:p>
          </table:table-cell>
          <table:table-cell office:value-type="date" office:date-value="2016-12-28">
            <text:p>2016-12-28</text:p>
          </table:table-cell>
          <table:table-cell office:value-type="string">
            <text:p>16:58:20</text:p>
          </table:table-cell>
          <table:table-cell office:value-type="string">
            <text:p>RBC CEO McKay: Looking at City National Expansion in U.S.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float" office:value="0.00481690880308">
            <text:p>0,0048169088</text:p>
          </table:table-cell>
          <table:table-cell office:value-type="date" office:date-value="2016-12-28">
            <text:p>2016-12-28</text:p>
          </table:table-cell>
          <table:table-cell office:value-type="string">
            <text:p>09:00:05</text:p>
          </table:table-cell>
          <table:table-cell office:value-type="string">
            <text:p>Hecla Mining Company Had a Year to Remember in 2016</text:p>
          </table:table-cell>
          <table:table-cell/>
        </table:table-row>
        <table:table-row table:style-name="ro1">
          <table:table-cell office:value-type="string">
            <text:p>TV</text:p>
          </table:table-cell>
          <table:table-cell office:value-type="float" office:value="0.0268558280142">
            <text:p>0,026855828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/>
        </table:table-row>
        <table:table-row table:style-name="ro1">
          <table:table-cell office:value-type="string">
            <text:p>CM</text:p>
          </table:table-cell>
          <table:table-cell office:value-type="float" office:value="0.549706247801">
            <text:p>0,5497062478</text:p>
          </table:table-cell>
          <table:table-cell office:value-type="date" office:date-value="2016-12-28">
            <text:p>2016-12-28</text:p>
          </table:table-cell>
          <table:table-cell office:value-type="string">
            <text:p>14:15:55</text:p>
          </table:table-cell>
          <table:table-cell office:value-type="string">
            <text:p>Dodig: Willing to Wait Out Rally on PrivateBancorp Deal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5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00:41:26.95</dc:date>
    <meta:document-statistic meta:table-count="1" meta:cell-count="289" meta:object-count="0"/>
    <meta:generator>LibreOffice/3.5$Windows_x86 LibreOffice_project/7e68ba2-a744ebf-1f241b7-c506db1-7d53735</meta:generator>
  </office:meta>
</office:document-meta>
</file>